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290014" officeooo:paragraph-rsid="00290014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a5836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Verdana"/>
    </style:style>
    <style:style style:name="P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a5836" officeooo:paragraph-rsid="002c1c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officeooo:paragraph-rsid="002c1c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tyle="normal" style:text-underline-style="none" officeooo:rsid="001dcde7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product, stock in get_objects(objects, data)&quot;&gt;">starts for loop o objects</text:text-input></text:p>
      <text:p text:style-name="P5"><text:span text:style-name="T4">Prodotto: </text:span><text:span text:style-name="T2"><text:placeholder text:placeholder-type="text">&lt;product.default_code&gt;</text:placeholder></text:span><text:span text:style-name="T2"> </text:span><text:span text:style-name="T3">(min.: </text:span><text:span text:style-name="T2"><text:placeholder text:placeholder-type="text">&lt;product.minimum_qty&gt;</text:placeholder></text:span><text:span text:style-name="T3">)</text:span></text:p>
      <text:p text:style-name="P11"><text:text-input text:description="&lt;for each=&quot;date, q in stock.iteritems())&quot;&gt;">starts for loop o objects</text:text-input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0"><text:span text:style-name="T2"><text:placeholder text:placeholder-type="text">&lt;date&gt;</text:placeholder></text:span></text:p>
          </table:table-cell>
          <table:table-cell table:style-name="Tabella1.B1" office:value-type="string">
            <text:p text:style-name="P10"><text:span text:style-name="T2"><text:placeholder text:placeholder-type="text">&lt;q&gt;</text:placeholder></text:span></text:p>
          </table:table-cell>
        </table:table-row>
      </table:table>
      <text:p text:style-name="P8"><text:text-input text:description="&lt;/for&gt;">end loop objects</text:text-input></text:p>
      <text:p text:style-name="P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290014" officeooo:paragraph-rsid="00290014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ato magazzino prodotto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4T16:05:38.973239083</dc:date>
    <meta:editing-duration>P1DT16H22M48S</meta:editing-duration>
    <meta:editing-cycles>269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1" meta:word-count="41" meta:character-count="261" meta:non-whitespace-character-count="237"/>
    <meta:user-defined meta:name="Info 1"/>
    <meta:user-defined meta:name="Info 2"/>
    <meta:user-defined meta:name="Info 3"/>
    <meta:user-defined meta:name="Info 4"/>
  </office:meta>
</office:document-meta>
</file>